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Destroy your weakest Pasta Minion. If you do, your most powerful Robot gains +2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le 18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Lasts 3 turns, limit 1 per deck. No further effect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Rule 18, then +2 Level to your strongest Shape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Rule 18, then +2 Morale to your strongest Shape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Rule 18, then your Shape Minions are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ld Card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now counts as every archetype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4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 style:data-style-name="N2" text:time-value="13:44:47.4976921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7-10T18:30:40.006589410</dc:date>
    <meta:editing-duration>P5DT11H36S</meta:editing-duration>
    <meta:editing-cycles>780</meta:editing-cycles>
    <meta:document-statistic meta:table-count="10" meta:cell-count="1868" meta:object-count="0"/>
  </office:meta>
</office:document-meta>
</file>